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list-style-name="L2"/>
    <style:style style:name="P4" style:family="paragraph" style:parent-style-name="Standard" style:list-style-name="L5"/>
    <style:style style:name="P5" style:family="paragraph" style:parent-style-name="Standard" style:list-style-name="L9"/>
    <style:style style:name="P6" style:family="paragraph" style:parent-style-name="Standard" style:list-style-name="L10"/>
    <style:style style:name="P7" style:family="paragraph" style:parent-style-name="Standard">
      <style:paragraph-properties fo:break-before="page"/>
    </style:style>
    <style:style style:name="P8" style:family="paragraph" style:parent-style-name="Standard">
      <style:paragraph-properties fo:break-before="page"/>
      <style:text-properties fo:font-size="20pt" style:font-size-asian="20pt" style:font-size-complex="2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Cahier des charges</text:p>
      <text:p text:style-name="P2">Projet ManateeX</text:p>
      <text:p text:style-name="P2"/>
      <text:p text:style-name="P2">Jeu de Tower Defense</text:p>
      <text:p text:style-name="P8">Sommaire</text:p>
      <text:p text:style-name="Standard"/>
      <text:p text:style-name="Standard"/>
      <text:list xml:id="list976340837" text:style-name="L2">
        <text:list-item>
          <text:p text:style-name="P3">Introduction</text:p>
          <text:list>
            <text:list-item>
              <text:p text:style-name="P3">Description du jeu</text:p>
            </text:list-item>
            <text:list-item>
              <text:p text:style-name="P3">Compétences requises</text:p>
            </text:list-item>
            <text:list-item>
              <text:p text:style-name="P3">Critères de choix</text:p>
              <text:p text:style-name="P3"/>
            </text:list-item>
          </text:list>
        </text:list-item>
        <text:list-item>
          <text:p text:style-name="P3">Terminologie</text:p>
          <text:p text:style-name="P3"/>
        </text:list-item>
        <text:list-item>
          <text:p text:style-name="P3">Architecture générale</text:p>
          <text:p text:style-name="P3"><text:s/></text:p>
        </text:list-item>
        <text:list-item>
          <text:p text:style-name="P3">Architecture détaillée</text:p>
        </text:list-item>
      </text:list>
      <text:p text:style-name="P7">Introduction</text:p>
      <text:p text:style-name="Standard"/>
      <text:p text:style-name="Standard">1. Description du jeu</text:p>
      <text:p text:style-name="Standard"/>
      <text:p text:style-name="Standard">Le jeu de Tower Defense (TD) consiste à défendre un objectif contre des vagues d'ennemis. Pour cela, le joueur peut construire des éléments défensifs qui peuvent gêner la progression des ennemis et/ou les détruire. Les ennemis se dirigent aussi vite que possible vers l'objectif et l'attaquent dès qu'ils sont à portée. Le jeu se termine si le joueur élimine toutes les vagues d'ennemis sans perdre l'objectif (victoire) ou si l'objectif est détruit (défaite).</text:p>
      <text:p text:style-name="Standard"/>
      <text:p text:style-name="Standard">Les TD sont nés avec les premiers jeux de stratégie proposant un éditeur de cartes, tel Age of Empires. Les bases étaient déjà posées : possibilité de construire des bâtiments, dont des tourelles défensives, présences de nombreuses unités de force variable pouvant attaquer les bâtiments, etc. Il suffisait donc de scripter le comportement des ennemis contrôlés par l'IA, les conditions de victoire et de défaite, et de modifier le cas échéant les caractéristiques des éléments du jeu.</text:p>
      <text:p text:style-name="Standard"/>
      <text:p text:style-name="Standard">Deux jeu de stratégie développés par Blizzard Entertainment, Starcraft puis Warcraft III, ont grandement contribué à l'essor du TD. D'une part grâce à leurs éditeurs de cartes puissants, d'autre part grâce à leur succès auprès des joueurs.</text:p>
      <text:p text:style-name="Standard"/>
      <text:p text:style-name="Standard">Le Flash a également permis la démocratisation du TD sur navigateur. On en trouve également sous forme de jeux complets, payants ou gratuits, sur PC ou smartphone.</text:p>
      <text:p text:style-name="Standard"/>
      <text:p text:style-name="Standard">Il existe deux variantes au TD : avec ou sans mazing. Ce terme désigne la possibilité laissée au joueur de ralentir les ennemis en construisant un labyrinthe.</text:p>
      <text:list xml:id="list1635782069" text:style-name="L5">
        <text:list-item>
          <text:p text:style-name="P4">Dans un TD sans mazing, le chemin emprunté par les vagues d'ennemis n'est pas constructible. Le joueur place des tours offensives en bordure du chemin et tente de détruire les ennemis avant qu'ils n'atteignent l'objectif.</text:p>
        </text:list-item>
        <text:list-item>
          <text:p text:style-name="P4">Dans un TD avec mazing, le joueur construit directement sur le chemin emprunté par les ennemis. Il est donc libre de disposer ses éléments de manière à rallonger le chemin vers l'objectif. Dans ce cas de figure, il lui est interdit de bloquer totalement l'accès à l'objectif.</text:p>
        </text:list-item>
      </text:list>
      <text:p text:style-name="Standard"/>
      <text:p text:style-name="Standard">Le projet ManateeX consiste à concevoir un jeu de Tower Defense avec mazing.</text:p>
      <text:list xml:id="list267542240" text:style-name="L9">
        <text:list-header>
          <text:p text:style-name="P5"/>
        </text:list-header>
      </text:list>
      <text:p text:style-name="Standard">2. Compétences requises</text:p>
      <text:list xml:id="list1781051006" text:continue-numbering="true" text:style-name="L9">
        <text:list-header>
          <text:p text:style-name="P5"/>
        </text:list-header>
      </text:list>
      <text:list xml:id="list494442165" text:style-name="L10">
        <text:list-item>
          <text:p text:style-name="P6">Conception d'algorithmes</text:p>
        </text:list-item>
        <text:list-item>
          <text:p text:style-name="P6">Représentation UML</text:p>
        </text:list-item>
        <text:list-item>
          <text:p text:style-name="P6">Programmation en langage C++</text:p>
        </text:list-item>
        <text:list-item>
          <text:p text:style-name="P6">Connaissances dans le domaine des jeux</text:p>
        </text:list-item>
      </text:list>
      <text:p text:style-name="Standard"/>
      <text:p text:style-name="Standard">3. Critères de choix</text:p>
      <text:p text:style-name="Standard"/>
      <text:p text:style-name="Standard">Nous avons fait le choix de développer un TD car c'est un type de jeu que nous aimons tous les deux. Il correspond aux exigences du projet de programmation objet car il consiste à programmer une IA gérant les interactions entre ennemis, défenses et objectif, avec une phase de jeu entre chaque vague durant laquelle le joueur est autorisé à mettre en place les éléments défensifs pour la prochaine vague. Le rôle du joueur du point de vue programmation est donc purement un rôle de création d'objets, qui interagiront par la suite de manière automati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uT </meta:initial-creator>
    <meta:creation-date>2011-11-16T16:17:15</meta:creation-date>
    <dc:date>2011-11-16T16:56:44</dc:date>
    <dc:creator>ThiuT </dc:creator>
    <meta:editing-duration>PT39M31S</meta:editing-duration>
    <meta:editing-cycles>4</meta:editing-cycles>
    <meta:generator>LibreOffice/3.4$Unix LibreOffice_project/340m1$Build-402</meta:generator>
    <meta:document-statistic meta:table-count="0" meta:image-count="0" meta:object-count="0" meta:page-count="3" meta:paragraph-count="29" meta:word-count="495" meta:character-count="3026" meta:non-whitespace-character-count="2572"/>
  </office:meta>
</office:document-meta>
</file>